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November 2, 2021 (02:40: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55Z</meta:creation-date>
    <dc:date>2021-11-02T18:40:55Z</dc:date>
    <meta:user-defined meta:name="date" meta:value-type="string">November   2, 2021 (02:40: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